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49.69pt"/>
    </style:style>
    <style:style style:name="co40" style:family="table-column">
      <style:table-column-properties fo:break-before="auto" style:column-width="52.3pt"/>
    </style:style>
    <style:style style:name="co41" style:family="table-column">
      <style:table-column-properties fo:break-before="auto" style:column-width="57.09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9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table:style-name="Default" table:number-columns-repeated="2"/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donald-steveb</text:p>
          </table:table-cell>
          <table:table-cell table:style-name="Default" office:value-type="string" calcext:value-type="string">
            <text:p>avs-team_nat_po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bernie-elizabet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nancy-mitc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nikki-donjr</text:p>
          </table:table-cell>
          <table:table-cell table:style-name="Default" office:value-type="string" calcext:value-type="string">
            <text:p>avs-nikki-donjr</text:p>
          </table:table-cell>
          <table:table-cell table:number-columns-repeated="1017"/>
        </table:table-row>
        <table:table-row table:style-name="ro11" table:number-rows-repeated="7"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 table:number-rows-repeated="1048518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3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3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4:03:55.171208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31T14:07:38.996186372</dc:date>
    <meta:editing-duration>P115DT5H23M1S</meta:editing-duration>
    <meta:editing-cycles>1417</meta:editing-cycles>
    <meta:document-statistic meta:table-count="11" meta:cell-count="2953" meta:object-count="0"/>
  </office:meta>
</office:document-meta>
</file>